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fe635" officeooo:paragraph-rsid="000fe635" style:font-weight-asian="normal" style:font-weight-complex="normal"/>
    </style:style>
    <style:style style:name="P3" style:family="paragraph" style:parent-style-name="Standard">
      <style:text-properties fo:font-weight="normal" officeooo:rsid="0010b947" officeooo:paragraph-rsid="0010b947" style:font-weight-asian="normal" style:font-weight-complex="normal"/>
    </style:style>
    <style:style style:name="P4" style:family="paragraph" style:parent-style-name="Standard">
      <style:text-properties fo:font-weight="normal" officeooo:rsid="0012091c" officeooo:paragraph-rsid="0012091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2091c" officeooo:paragraph-rsid="0012091c" style:font-weight-asian="normal" style:font-weight-complex="normal"/>
    </style:style>
    <style:style style:name="P6" style:family="paragraph" style:parent-style-name="Standard">
      <style:text-properties fo:font-weight="normal" officeooo:rsid="00135f88" officeooo:paragraph-rsid="00135f88" style:font-weight-asian="normal" style:font-weight-complex="normal"/>
    </style:style>
    <style:style style:name="P7" style:family="paragraph" style:parent-style-name="Standard">
      <style:text-properties fo:font-weight="normal" officeooo:rsid="0013e632" officeooo:paragraph-rsid="0013e632" style:font-weight-asian="normal" style:font-weight-complex="normal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 1,1 :</text:p>
      <text:p text:style-name="P2"/>
      <text:p text:style-name="P1">A ← 1<text:tab/><text:tab/>A = 1<text:tab/>B =?<text:line-break/>B ← A + 3<text:tab/> A = 1<text:tab/>B = 4<text:line-break/>A ← 3<text:tab/><text:tab/> A = 3<text:tab/>B = 4</text:p>
      <text:p text:style-name="P1"/>
      <text:p text:style-name="P2">Exercice 1,2 :</text:p>
      <text:p text:style-name="P2"/>
      <text:p text:style-name="P2">A ← 5<text:tab/><text:tab/>A = 5<text:tab/>B =?<text:tab/><text:tab/>C =?<text:line-break/>B ← 3<text:tab/><text:tab/>A = 5<text:tab/>B = 3<text:tab/>C =?<text:line-break/>C ← A + B<text:tab/>A = 5<text:tab/>B = 3<text:tab/>C = 8<text:line-break/>A ← 2 <text:tab/><text:tab/>A = 2<text:tab/>B = 3<text:tab/>C = 8<text:line-break/>C ← B – A<text:tab/>A = 2<text:tab/>B = 3<text:tab/>C = 1</text:p>
      <text:p text:style-name="P2"/>
      <text:p text:style-name="P3">Exercice 1,3 :</text:p>
      <text:p text:style-name="P3"/>
      <text:p text:style-name="P3">A ← 5<text:tab/><text:tab/>A = 5<text:tab/>B =?<text:line-break/>B ← A + 4<text:tab/>A = 5<text:tab/>B = 9<text:line-break/>A ← A + 1<text:tab/>A = 6<text:tab/>B = 9<text:line-break/>B ← A – 4<text:tab/>A = 6<text:tab/>B = 2</text:p>
      <text:p text:style-name="P3"/>
      <text:p text:style-name="P4">Exercice 1,4 :</text:p>
      <text:p text:style-name="P4"/>
      <text:p text:style-name="P4">A ← 3<text:tab/><text:tab/>A = 3<text:tab/>B = ?<text:tab/>C = ?<text:line-break/>B ← 10<text:tab/>A = 3<text:tab/>B = 10<text:tab/>C = ?<text:line-break/>C ← A + B<text:tab/>A = 3<text:tab/>B = 10 C = 13<text:line-break/>B ← A + B<text:tab/>A = 3<text:tab/>B = 13<text:tab/>C = 13<text:line-break/>A ← C<text:tab/><text:tab/>A = 13<text:tab/>B = 13 C = 13</text:p>
      <text:p text:style-name="P4"/>
      <text:p text:style-name="P4">Exercice 1,5 :</text:p>
      <text:p text:style-name="P4"/>
      <text:p text:style-name="P4">A ← 5<text:tab/><text:tab/>A = 5<text:tab/>B =?<text:line-break/>B ← 2<text:tab/><text:tab/>A = 5<text:tab/>B = 2<text:line-break/>A ← B<text:tab/><text:tab/>A = 2<text:tab/>B = 2<text:line-break/>B ← A<text:tab/><text:tab/>A = 2<text:tab/>B = 2</text:p>
      <text:p text:style-name="P4"/>
      <text:p text:style-name="P4">Exercice 1,6 :</text:p>
      <text:p text:style-name="P4"/>
      <text:p text:style-name="P4">C ← A<text:line-break/>A ← B<text:line-break/>B ← C</text:p>
      <text:p text:style-name="P4"/>
      <text:p text:style-name="P6">Exercice 1,7 :</text:p>
      <text:p text:style-name="P6"/>
      <text:p text:style-name="P4">D ← C<text:line-break/>C ← B<text:line-break/>B ← A<text:line-break/>A ← D</text:p>
      <text:p text:style-name="P4"/>
      <text:p text:style-name="P7">Exercice 1,8 :</text:p>
      <text:p text:style-name="P7"/>
      <text:p text:style-name="P7"/>
      <text:p text:style-name="P4"><text:soft-page-break/></text:p>
      <text:p text:style-name="P4"/>
      <text:p text:style-name="P5">xr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29:48.289471091</meta:creation-date>
    <meta:generator>LibreOffice/7.3.7.2$Linux_X86_64 LibreOffice_project/30$Build-2</meta:generator>
    <dc:date>2023-03-20T12:55:28.906801138</dc:date>
    <meta:editing-duration>PT4M21S</meta:editing-duration>
    <meta:editing-cycles>2</meta:editing-cycles>
    <meta:document-statistic meta:table-count="0" meta:image-count="0" meta:object-count="0" meta:page-count="2" meta:paragraph-count="16" meta:word-count="273" meta:character-count="638" meta:non-whitespace-character-count="363"/>
  </office:meta>
</office:document-meta>
</file>